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bothe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quential Processors are reaching hard limits</text:p>
                <text:list>
                  <text:list-item>
                    <text:p>Power Wall</text:p>
                    <text:list>
                      <text:list-item>
                        <text:p>Heat dissipation</text:p>
                      </text:list-item>
                    </text:list>
                  </text:list-item>
                  <text:list-item>
                    <text:p>Memory Bottleneck</text:p>
                    <text:list>
                      <text:list-item>
                        <text:p>Von Neumann Architecture</text:p>
                      </text:list-item>
                    </text:list>
                  </text:list-item>
                  <text:list-item>
                    <text:p>Physical Size Limits</text:p>
                    <text:list>
                      <text:list-item>
                        <text:p>Cannot go much smaller</text:p>
                      </text:list-item>
                    </text:list>
                  </text:list-item>
                  <text:list-item>
                    <text:p>Complexity Issues</text:p>
                    <text:list>
                      <text:list-item>
                        <text:p>Pipelining, Lookahead, Out of Order Execution, Instruction Level Parallelism</text:p>
                      </text:list-item>
                    </text:list>
                  </text:list-item>
                </text:list>
              </text:list-item>
              <text:list-item>
                <text:p>Moore’s Law is in trouble</text:p>
              </text:list-item>
              <text:list-item>
                <text:p>New Architectures are Required</text:p>
                <text:list>
                  <text:list-item>
                    <text:p>Multicores</text:p>
                  </text:list-item>
                  <text:list-item>
                    <text:p>General Purpose GPUs</text:p>
                  </text:list-item>
                  <text:list-item>
                    <text:p>Clusters – the new supercomputer architecture</text:p>
                  </text:list-item>
                  <text:list-item>
                    <text:p>Manycore (Xeon Phi)</text:p>
                  </text:list-item>
                </text:list>
              </text:list-item>
              <text:list-item>
                <text:p>Each has its own issues to overcome</text:p>
              </text:list-item>
              <text:list-item>
                <text:p>Each requires a different programming approach</text:p>
              </text:list-item>
              <text:list-item>
                <text:p>ALL REQUIRE PARALLEL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currency <text:s/>is the decomposability property of a program, algorithm, or problem into order-independent or partially-ordered components or units</text:p>
              </text:list-item>
              <text:list-item>
                <text:p>Parallellism is a type of computation in which many calculations or the execution of processes are carried out simultaneously</text:p>
              </text:list-item>
              <text:list-item>
                <text:p>All parallel programs are concurrent but not all concurrent programs are parallel</text:p>
              </text:list-item>
              <text:list-item>
                <text:p>Processes and Threads</text:p>
                <text:list>
                  <text:list-item>
                    <text:p>Both processes and threads are independent sequences of execution. The typical difference is that threads (of the same process) run in a shared memory space, while processes run in separate memory spaces.</text:p>
                  </text:list-item>
                  <text:list-item>
                    <text:p>Processes communicate via message passing commonly termed Inter Process Communication (IPC) (using e.g. TCP/IP)</text:p>
                  </text:list-item>
                  <text:list-item>
                    <text:p>As threads share memory space they can access each others memory (and therefore variables) directly commonly called the Shared Memory Approach</text:p>
                    <text:list>
                      <text:list-item>
                        <text:p>See also hardware threads, hyper threading and SM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 in Concurr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quential Tools and Thinking</text:p>
              </text:list-item>
              <text:list-item>
                <text:p>Memory Bottlenecks</text:p>
              </text:list-item>
              <text:list-item>
                <text:p>No single model of Parallel Architecture yet</text:p>
              </text:list-item>
              <text:list-item>
                <text:p>Load Balancing</text:p>
              </text:list-item>
              <text:list-item>
                <text:p>Non determinism</text:p>
              </text:list-item>
              <text:list-item>
                <text:p>New Problems</text:p>
                <text:list>
                  <text:list-item>
                    <text:p>Mutual Exclusion</text:p>
                  </text:list-item>
                </text:list>
              </text:list-item>
              <text:list-item>
                <text:p>New categories of Error</text:p>
                <text:list>
                  <text:list-item>
                    <text:p>Dead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wa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Measures</text:p>
                <text:list>
                  <text:list-item>
                    <text:p>Scalability</text:p>
                  </text:list-item>
                  <text:list-item>
                    <text:p>Speedup</text:p>
                  </text:list-item>
                  <text:list-item>
                    <text:p>Efficiency</text:p>
                  </text:list-item>
                </text:list>
              </text:list-item>
              <text:list-item>
                <text:p>Portability</text:p>
              </text:list-item>
              <text:list-item>
                <text:p>Maintainability</text:p>
              </text:list-item>
              <text:list-item>
                <text:p>Determinism</text:p>
              </text:list-item>
              <text:list-item>
                <text:p>Composability</text:p>
              </text:list-item>
              <text:list-item>
                <text:p>Safety</text:p>
              </text:list-item>
              <text:list-item>
                <text:p>Ease of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Multi-Processing is an application programming interface (API) that supports multi-platform shared memory multiprocessing programming</text:p>
              </text:list-item>
              <text:list-item>
                <text:p>It works by allowing us to annotate code (new or existing) indicating where concurrency is allowed</text:p>
                <text:list>
                  <text:list-item>
                    <text:p>Supports C, C++ and Fortran</text:p>
                  </text:list-item>
                </text:list>
              </text:list-item>
              <text:list-item>
                <text:p>Latest version supports offloading</text:p>
              </text:list-item>
            </text:list>
            <text:p>#include &lt;stdio.h&gt;</text:p>
            <text:p>int main(void)</text:p>
            <text:p>{</text:p>
            <text:p><text:s text:c="4"/>#pragma omp parallel</text:p>
            <text:p><text:s text:c="4"/>printf("Hello, world.\n");</text:p>
            <text:p><text:s text:c="4"/>return 0;</text:p>
            <text:p>}</text:p>
            <text:list text:continue-numbering="true"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20:50:41.825893599</meta:creation-date>
    <dc:date>2017-09-19T10:31:50.415797377</dc:date>
    <meta:editing-duration>PT41M51S</meta:editing-duration>
    <meta:editing-cycles>2</meta:editing-cycles>
    <meta:generator>LibreOffice/5.1.6.2$Linux_X86_64 LibreOffice_project/10m0$Build-2</meta:generator>
    <meta:document-statistic meta:object-count="49"/>
  </office:meta>
</office:document-meta>
</file>